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72A3927A1F8C9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e3f4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8" style:family="paragraph" style:parent-style-name="Table_20_Contents">
      <style:text-properties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20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21" style:family="paragraph" style:parent-style-name="Table_20_Contents">
      <style:text-properties officeooo:rsid="00325d91" officeooo:paragraph-rsid="00325d91"/>
    </style:style>
    <style:style style:name="P22" style:family="paragraph" style:parent-style-name="Table_20_Contents">
      <style:text-properties officeooo:paragraph-rsid="00325d91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9a834" fo:background-color="transparent" loext:char-shading-value="0"/>
    </style:style>
    <style:style style:name="T10" style:family="text">
      <style:text-properties officeooo:rsid="00325d91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1f6111"/>
    </style:style>
    <style:style style:name="T14" style:family="text">
      <style:text-properties officeooo:rsid="001fd18d"/>
    </style:style>
    <style:style style:name="T15" style:family="text">
      <style:text-properties officeooo:rsid="0022f332"/>
    </style:style>
    <style:style style:name="T16" style:family="text">
      <style:text-properties officeooo:rsid="0023a8c8"/>
    </style:style>
    <style:style style:name="T17" style:family="text">
      <style:text-properties officeooo:rsid="00268f51"/>
    </style:style>
    <style:style style:name="T18" style:family="text">
      <style:text-properties officeooo:rsid="00288e48"/>
    </style:style>
    <style:style style:name="T19" style:family="text">
      <style:text-properties officeooo:rsid="002a6699"/>
    </style:style>
    <style:style style:name="T20" style:family="text">
      <style:text-properties officeooo:rsid="0026e5cd"/>
    </style:style>
    <style:style style:name="T21" style:family="text">
      <style:text-properties officeooo:rsid="002f2343"/>
    </style:style>
    <style:style style:name="T22" style:family="text">
      <style:text-properties officeooo:rsid="003219d4"/>
    </style:style>
    <style:style style:name="T23" style:family="text">
      <style:text-properties officeooo:rsid="00325d91"/>
    </style:style>
    <style:style style:name="T24" style:family="text">
      <style:text-properties fo:font-variant="normal" fo:text-transform="none" fo:color="#333333" style:font-name="Verdana" fo:font-size="8.25pt" fo:letter-spacing="normal" fo:font-style="normal" fo:font-weight="normal"/>
    </style:style>
    <style:style style:name="T25" style:family="text">
      <style:text-properties officeooo:rsid="00332a7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9">sp. zn. </text:span><text:span text:style-name="T10">RV 7/2016</text:span><text:span text:style-name="T9">, </text:span>#<text:span text:style-name="T22">5722</text:span></text:p>
      <text:p text:style-name="P16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9"><text:span text:style-name="T3">Česká pirátská strana</text:span>, mediální odbor:</text:p>
            <text:p text:style-name="P19">Mikuláš Ferjenčík, <text:span text:style-name="T23">vedoucí, </text:span>mikulas.ferjencik@pirati.cz </text:p>
            <text:p text:style-name="P19">Ivan Bartoš, předseda, <text:s/>ivan.bartos@pirati.cz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11">Jméno</text:span>: <text:span text:style-name="T25">Ing. Roman Kučera</text:span></text:p>
            <text:p text:style-name="Table_20_Contents"><text:span text:style-name="T23">IČO: </text:span>17008611<text:span text:style-name="T23">, místo podnikání: Jihl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8">:</text:span></text:p>
          </table:table-cell>
          <table:table-cell table:style-name="Tabulka1.A1" office:value-type="string">
            <text:p text:style-name="P21">Aktivní komunikace se zastupiteli za účelem získávání podkladů, edi-</text:p>
            <text:p text:style-name="P21">tace a psaní tiskových zpráv, článků a aktualit, jazykové korektury a</text:p>
            <text:p text:style-name="P21">spolupráce na dalších projektech.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22"><text:span text:style-name="T12"><text:s/></text:span>• hodinová odměna: 92 Kč</text:p>
            <text:p text:style-name="P22"><text:s/>• úkolová odměna: až 4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pan text:style-name="T20">Od 07-04-2017 na neurčito</text:span></text:p>
          </table:table-cell>
        </table:table-row>
      </table:table>
      <text:p text:style-name="P8"><text:span text:style-name="T8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8">https://www.pirati.cz/rules/ppu</text:span></text:span></text:a><text:span text:style-name="T8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23">07-04-2017</text:span></text:p>
      <text:p text:style-name="P6">Za zadavatele: <text:tab/><text:tab/><text:tab/>Za dodavatele: </text:p>
      <text:p text:style-name="P7"><text:span text:style-name="T23">Mikuláš Ferjenčík</text:span><text:tab/><text:tab/><text:tab/><text:span text:style-name="T23">Mgr. Jakub Dušánek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672A3927A1F8C97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9T09:55:35.782814106</dc:date>
    <meta:editing-cycles>115</meta:editing-cycles>
    <meta:editing-duration>P24DT13H17M26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3" meta:word-count="175" meta:character-count="1282" meta:non-whitespace-character-count="1123"/>
    <meta:user-defined meta:name="Informace 1"/>
    <meta:user-defined meta:name="Informace 2"/>
    <meta:user-defined meta:name="Informace 3"/>
    <meta:user-defined meta:name="Informace 4"/>
  </office:meta>
</office:document-meta>
</file>